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fo:margin-top="0in" fo:margin-bottom="0in" style:contextual-spacing="false" style:writing-mode="lr-tb"/>
    </style:style>
    <style:style style:name="P4" style:family="paragraph" style:parent-style-name="Text_20_body" style:list-style-name="L1">
      <style:paragraph-properties fo:margin-top="0in" fo:margin-bottom="0in" style:contextual-spacing="false" style:writing-mode="lr-tb"/>
    </style:style>
    <style:style style:name="P5" style:family="paragraph" style:parent-style-name="Text_20_body" style:list-style-name="L1">
      <style:paragraph-properties fo:margin-top="0in" fo:margin-bottom="0in" style:contextual-spacing="false" style:writing-mode="lr-tb"/>
      <style:text-properties officeooo:rsid="0019fdd6" officeooo:paragraph-rsid="0019fdd6"/>
    </style:style>
    <style:style style:name="P6" style:family="paragraph" style:parent-style-name="Text_20_body" style:list-style-name="L2">
      <style:paragraph-properties fo:margin-top="0in" fo:margin-bottom="0in" style:contextual-spacing="false" style:writing-mode="lr-tb"/>
    </style:style>
    <style:style style:name="P7" style:family="paragraph" style:parent-style-name="Text_20_body" style:list-style-name="L2">
      <style:paragraph-properties style:writing-mode="lr-tb"/>
    </style:style>
    <style:style style:name="P8" style:family="paragraph" style:parent-style-name="Text_20_body" style:list-style-name="L3">
      <style:paragraph-properties fo:margin-top="0in" fo:margin-bottom="0in" style:contextual-spacing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oncept:</text:span> Item</text:p>
      <text:p text:style-name="P2"><text:span text:style-name="Strong_20_Emphasis">Purpose:</text:span> To provide a base data type for most other things in the system.</text:p>
      <text:p text:style-name="P2"><text:span text:style-name="Strong_20_Emphasis">State:</text:span> An item is a piece of data that is identified by its hash. It can store any type of data, such as text, images, or videos.</text:p>
      <text:p text:style-name="P2"><text:span text:style-name="Strong_20_Emphasis">Actions:</text:span></text:p>
      <text:list text:style-name="L1">
        <text:list-item>
          <text:p text:style-name="P4">Create item: Creates a new item and assigns it a hash. </text:p>
        </text:list-item>
        <text:list-item>
          <text:p text:style-name="P5">Index item: Adds item’s properties to the index database and web pages.</text:p>
        </text:list-item>
        <text:list-item>
          <text:p text:style-name="P5">Remove item: Removes the item’s data and properites, but retains notarization reference.</text:p>
        </text:list-item>
      </text:list>
      <text:p text:style-name="P2"><text:span text:style-name="Strong_20_Emphasis">Operational Principle:</text:span></text:p>
      <text:list text:style-name="L2">
        <text:list-item>
          <text:p text:style-name="P6">Items are identified by their hash. </text:p>
        </text:list-item>
        <text:list-item>
          <text:p text:style-name="P6">Items can store any type of data. </text:p>
        </text:list-item>
        <text:list-item>
          <text:p text:style-name="P7">Items can be created, retrieved, updated, and deleted. </text:p>
        </text:list-item>
      </text:list>
      <text:p text:style-name="P2"><text:span text:style-name="Strong_20_Emphasis">Example:</text:span></text:p>
      <text:p text:style-name="P2">A public key could be represented as an item. The item would store the public key data and the hash of the public key would be used to identify the item.</text:p>
      <text:p text:style-name="P2">A user post could also be represented as an item. The item would store the post data and the hash of the post would be used to identify the item.</text:p>
      <text:p text:style-name="P2">Labels could also be represented as items. The item would store the label data and the hash of the label would be used to identify the item.</text:p>
      <text:p text:style-name="P2">The item concept is a powerful way to represent and manage different types of data in a system. It is flexible and scalable, and it can be used to implement a variety of features.</text:p>
      <text:p text:style-name="P2">Here are some additional benefits of the item concept:</text:p>
      <text:list text:style-name="L3">
        <text:list-item>
          <text:p text:style-name="P8">It provides a common way to represent different types of data in a system. </text:p>
        </text:list-item>
        <text:list-item>
          <text:p text:style-name="P8">It makes it easy to add new types of data to the system without having to make major changes to the existing codebase. </text:p>
        </text:list-item>
      </text:list>
      <text:p text:style-name="P3"/>
      <text:p text:style-name="P2">Overall, the item concept is a valuable tool for designing and developing software system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3:02:13.016000000</meta:creation-date>
    <dc:date>2023-10-26T23:56:08.373000000</dc:date>
    <meta:editing-duration>PT3M22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0" meta:word-count="293" meta:character-count="1556" meta:non-whitespace-character-count="1285"/>
  </office:meta>
</office:document-meta>
</file>